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ferenz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Verhältniss</text:p>
          </table:table-cell>
          <table:table-cell table:formula="of:=[.C5]/[.F5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table:formula="of:=[.C6]/[.F6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uty 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ode Forward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itch On Drop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=(VO+VF)/(VI-VS+VF)</text:p>
          </table:table-cell>
          <table:table-cell table:formula="of:=([.C5]+[.C10])/([.C4]-[.C11]+[.C10])" office:value-type="float" office:value="0.457627118644068" calcext:value-type="float">
            <text:p>0,457627118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ductor Choi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itching period T us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uctance L uH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pple Current</text:p>
          </table:table-cell>
          <table:table-cell table:formula="of:=([.C4]-[.C5]-[.C11])*[.C12]*[.C15]/[.C16]" office:value-type="float" office:value="0.199159322033898" calcext:value-type="float">
            <text:p>0,19915932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pacitor Choi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pple Voltage</text:p>
          </table:table-cell>
          <table:table-cell table:formula="of:=([.C17]*(([.C12]*[.C12])+((1-[.C12])*(1-[.C12])))*[.C15])/(8*[.C21])" office:value-type="float" office:value="0.00213126506604862" calcext:value-type="float">
            <text:p>0,00213126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citor uF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23:05:52.521638152</meta:creation-date>
    <dc:date>2016-01-25T23:24:18.203789037</dc:date>
    <meta:editing-duration>PT2M44S</meta:editing-duration>
    <meta:editing-cycles>1</meta:editing-cycles>
    <meta:document-statistic meta:table-count="1" meta:cell-count="31" meta:object-count="0"/>
    <meta:generator>LibreOffice/4.4.6.3$Linux_X86_64 LibreOffice_project/40m0$Build-3</meta:generator>
  </office:meta>
</office:document-meta>
</file>